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5.248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ce14" style:family="table-cell" style:parent-style-name="Default" style:data-style-name="N84">
      <style:text-properties style:font-name="Liberation Sans" style:font-name-asian="DejaVu Sans" style:font-name-complex="Lohit Hindi"/>
    </style:style>
    <style:style style:name="ce15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ear repositorio en git-hub y hacer push del archivo log_de_tareas.</text:p>
          </table:table-cell>
          <table:table-cell table:style-name="ce13" office:value-type="date" office:date-value="2013-08-19">
            <text:p>2013-08-1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los articulos no silver bullet y Softwrae Engineering Missing in Action .Luego <text:s/>responder los cuestionarios.</text:p>
          </table:table-cell>
          <table:table-cell table:style-name="ce13" office:value-type="date" office:date-value="2013-08-25">
            <text:p>2013-08-25</text:p>
          </table:table-cell>
          <table:table-cell office:value-type="float" office:value="180">
            <text:p>180</text:p>
          </table:table-cell>
          <table:table-cell table:style-name="ce15" office:value-type="float" office:value="150">
            <text:p>15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el articulo scrum y contestar el cuestionario.</text:p>
          </table:table-cell>
          <table:table-cell office:value-type="date" office:date-value="2013-09-05">
            <text:p>2013-09-0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katas parte 1 en ruby.</text:p>
          </table:table-cell>
          <table:table-cell office:value-type="date" office:date-value="2013-09-08">
            <text:p>2013-09-08</text:p>
          </table:table-cell>
          <table:table-cell office:value-type="float" office:value="90">
            <text:p>90</text:p>
          </table:table-cell>
          <table:table-cell office:value-type="float" office:value="165">
            <text:p>16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los articulos <text:s/>VSM y User Stories y Domain Driven Design.</text:p>
          </table:table-cell>
          <table:table-cell office:value-type="date" office:date-value="2013-09-14">
            <text:p>2013-09-14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sponder el cuestionario de VSM y User Stories.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/00/0000</text:date>, <text:time style:data-style-name="N2" text:time-value="0000-00-00T13:53:00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9-19T13:56:42</dc:date>
    <meta:editing-duration>PT2H58M19S</meta:editing-duration>
    <meta:editing-cycles>29</meta:editing-cycles>
    <meta:document-statistic meta:table-count="2" meta:cell-count="111" meta:object-count="0"/>
  </office:meta>
</office:document-meta>
</file>